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EE000001A53BCACAD2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fo:border="#1c1c1c"/>
    </style:style>
    <style:style style:name="gr3" style:family="graphic" style:parent-style-name="standard">
      <style:graphic-properties draw:textarea-vertical-align="middle" fo:border="#333333"/>
    </style:style>
    <style:style style:name="gr4" style:family="graphic" style:parent-style-name="standard">
      <style:graphic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cc00" style:text-line-through-style="none" fo:font-family="Arial" style:font-family-generic="swiss" style:font-pitch="variable" fo:font-size="24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fo:font-family="Arial" style:font-family-generic="swiss" style:font-pitch="variable" fo:font-size="24pt" fo:font-style="italic" style:text-underline-style="none" fo:font-weight="bold"/>
    </style:style>
    <style:style style:name="P5" style:family="paragraph">
      <style:paragraph-properties fo:text-align="center"/>
      <style:text-properties fo:color="#333333" style:text-line-through-style="none" fo:font-family="Arial" style:font-family-generic="swiss" style:font-pitch="variable" fo:font-size="11pt" fo:font-style="normal" style:text-underline-style="none" fo:font-weight="normal"/>
    </style:style>
    <style:style style:name="P6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'Arial Unicode MS'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 xlink:href="" xlink:type="simple">
            <form:fixed-text form:name="Tanish Invoice Header" form:control-implementation="ooo:com.sun.star.form.component.FixedText" xml:id="control1" form:id="control1" form:label="Invoice for your Room stay" form:disabled="true" form:multi-line="true"/>
            <form:fixed-text form:name="Tanish Invoice Header" form:control-implementation="ooo:com.sun.star.form.component.FixedText" xml:id="control2" form:id="control2" form:label="Hotel" form:disabled="true" form:multi-line="true"/>
            <form:fixed-text form:name="Tanish Invoice Header" form:control-implementation="ooo:com.sun.star.form.component.FixedText" xml:id="control3" form:id="control3" form:label="Tanish Convention Center" form:disabled="true" form:multi-line="true"/>
            <form:fixed-text form:name="Tanish Invoice Header" form:control-implementation="ooo:com.sun.star.form.component.FixedText" xml:id="control4" form:id="control4" form:label="Tanish Function Hall, Kappal Nagar, Ashok Nagar, Kurnool, Andhra Pradesh 518006" form:disabled="true" form:multi-line="true"/>
            <form:text form:name="customerName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ustomerName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ustomerName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ustomerName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ddressLine1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addressLine2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ityName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frame draw:style-name="gr1" draw:text-style-name="P2" draw:layer="layout" svg:width="3.8cm" svg:height="2.3cm" svg:x="4.5cm" svg:y="1.3cm">
          <draw:image xlink:href="Pictures/10000000000002EE000001A53BCACAD2.jpg" xlink:type="simple" xlink:show="embed" xlink:actuate="onLoad">
            <text:p/>
          </draw:image>
        </draw:frame>
        <draw:control draw:style-name="gr2" draw:text-style-name="P3" draw:layer="controls" svg:width="10.5cm" svg:height="1.2cm" svg:x="5.4cm" svg:y="3.7cm" draw:control="control1"/>
        <draw:control draw:style-name="gr3" draw:text-style-name="P4" draw:layer="controls" svg:width="3.1cm" svg:height="1.5cm" svg:x="1cm" svg:y="1.7cm" draw:control="control2"/>
        <draw:control draw:style-name="gr3" draw:text-style-name="P4" draw:layer="controls" svg:width="10.7cm" svg:height="1.4cm" svg:x="8.8cm" svg:y="1.7cm" draw:control="control3"/>
        <draw:control draw:style-name="gr2" draw:text-style-name="P5" draw:layer="controls" svg:width="15.4cm" svg:height="1.1cm" svg:x="1cm" svg:y="5cm" draw:control="control4"/>
        <draw:control draw:style-name="gr4" draw:text-style-name="P6" draw:layer="controls" svg:width="9.9cm" svg:height="0.8cm" svg:x="1.3cm" svg:y="6.1cm" draw:control="control5"/>
        <draw:control draw:style-name="gr4" draw:text-style-name="P6" draw:layer="controls" svg:width="13.5cm" svg:height="0.8cm" svg:x="1.3cm" svg:y="6cm" draw:control="control6"/>
        <draw:control draw:style-name="gr4" draw:text-style-name="P6" draw:layer="controls" svg:width="9.9cm" svg:height="0.8cm" svg:x="1.3cm" svg:y="5.9cm" draw:control="control7"/>
        <draw:control draw:style-name="gr4" draw:text-style-name="P6" draw:layer="controls" svg:width="9.9cm" svg:height="0.8cm" svg:x="1.443cm" svg:y="6.393cm" draw:control="control8"/>
        <draw:control draw:style-name="gr4" draw:text-style-name="P6" draw:layer="controls" svg:width="11.5cm" svg:height="0.8cm" svg:x="1.3cm" svg:y="6.4cm" draw:control="control9"/>
        <draw:control draw:style-name="gr4" draw:text-style-name="P6" draw:layer="controls" svg:width="15.9cm" svg:height="0.8cm" svg:x="1.3cm" svg:y="6.6cm" draw:control="control10"/>
        <draw:control draw:style-name="gr4" draw:text-style-name="P6" draw:layer="controls" svg:width="9.3cm" svg:height="1.3cm" svg:x="1.3cm" svg:y="10.7cm" draw:control="control11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lyan Somisetty</meta:initial-creator>
    <meta:creation-date>2017-10-02T00:46:22</meta:creation-date>
    <dc:date>2017-10-02T01:29:06</dc:date>
    <dc:creator>Kalyan Somisetty</dc:creator>
    <meta:editing-duration>PT42M44S</meta:editing-duration>
    <meta:editing-cycles>11</meta:editing-cycles>
    <meta:generator>OpenOffice/4.1.3$Unix OpenOffice.org_project/413m1$Build-9783</meta:generator>
    <meta:document-statistic meta:object-count="12"/>
  </office:meta>
</office:document-meta>
</file>